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3"/>
    <style:style style:name="P2" style:family="paragraph" style:parent-style-name="Text_20_body" style:list-style-name="L1">
      <style:paragraph-properties fo:margin-top="0cm" fo:margin-bottom="0cm"/>
    </style:style>
    <style:style style:name="P3" style:family="paragraph" style:parent-style-name="Text_20_body" style:list-style-name="L8">
      <style:paragraph-properties fo:margin-top="0cm" fo:margin-bottom="0cm"/>
    </style:style>
    <style:style style:name="P4" style:family="paragraph" style:parent-style-name="Text_20_body" style:list-style-name="L9">
      <style:paragraph-properties fo:margin-top="0cm" fo:margin-bottom="0cm"/>
    </style:style>
    <style:style style:name="P5" style:family="paragraph" style:parent-style-name="Text_20_body" style:list-style-name="L10">
      <style:paragraph-properties fo:margin-top="0cm" fo:margin-bottom="0cm"/>
    </style:style>
    <style:style style:name="P6" style:family="paragraph" style:parent-style-name="Text_20_body" style:list-style-name="L11">
      <style:paragraph-properties fo:margin-top="0cm" fo:margin-bottom="0cm"/>
    </style:style>
    <style:style style:name="P7" style:family="paragraph" style:parent-style-name="Text_20_body" style:list-style-name="L12">
      <style:paragraph-properties fo:margin-top="0cm" fo:margin-bottom="0cm"/>
    </style:style>
    <text:list-style style:name="L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3.0 - Extended, open and free</text:p>
      <text:p text:style-name="Standard"/>
      <text:p text:style-name="Standard"/>
      <text:p text:style-name="Standard">Get more. Do more.</text:p>
      <text:p text:style-name="Standard"/>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Screenshots: <text:a xlink:type="simple" xlink:href="http://ooop.wiki.sourceforge.net/screenshots">http://ooop.wiki.sourceforge.net/screenshots</text:a></text:p>
      <text:p text:style-name="Standard"/>
      <text:p text:style-name="Standard">Also many cool features:</text:p>
      <text:list xml:id="list450264770" text:style-name="L1">
        <text:list-item>
          <text:p text:style-name="P2">Enhanced SVG inport capabilities </text:p>
        </text:list-item>
      </text:list>
      <text:list xml:id="list969676869" text:style-name="L8">
        <text:list-item>
          <text:p text:style-name="P3">Improved EMF rendering </text:p>
        </text:list-item>
      </text:list>
      <text:list xml:id="list1803096652" text:style-name="L9">
        <text:list-item>
          <text:p text:style-name="P4">Enhanced performance </text:p>
        </text:list-item>
      </text:list>
      <text:list xml:id="list260607802" text:style-name="L10">
        <text:list-item>
          <text:p text:style-name="P5">Calc solver </text:p>
        </text:list-item>
      </text:list>
      <text:list xml:id="list2026429711" text:style-name="L11">
        <text:list-item>
          <text:p text:style-name="P6">Gstreamer multimedia integration for Linux operating systems </text:p>
        </text:list-item>
      </text:list>
      <text:list xml:id="list513837025" text:style-name="L12">
        <text:list-item>
          <text:p text:style-name="P7">3D Impress effects for Linux (Windows support arrives in 3.0) </text:p>
        </text:list-item>
      </text:list>
      <text:list xml:id="list152135543" text:style-name="L13">
        <text:list-item>
          <text:p text:style-name="P1">And many more smaller improvments</text:p>
        </text:list-item>
      </text:list>
      <text:p text:style-name="Text_20_body"/>
      <text:p text:style-name="Standard">More information about OxygenOffice Professional:</text:p>
      <text:p text:style-name="Standard"><text:a xlink:type="simple" xlink:href="http://ooop.sf.net/">http://ooop.sf.net/</text:a></text:p>
      <text:p text:style-name="Text_20_body"/>
      <text:p text:style-name="Text_20_body">More information about features: <text:a xlink:type="simple" xlink:href="http://go-oo.org/discover/">http://go-oo.org/discover/</text:a></text:p>
      <text:p text:style-name="Standard"/>
      <text:p text:style-name="Standard">OxygenOffice Professional is based on OpenOffice.org 3.0. This latest and greatest version has new functions like ODF 1.2 support, Microsoft Office 2007 import filters (docx, xlsx, ppsx), spreadsheet collaboration through workbook sharing, improved crop feature in Draw and Impress, display of multiple Writer pages while editing, improved notes feature in Writer, new icons in programs, Start Center, native tables in Impress, limited PDF import to Draw, enhanced PDF management, increased size of tables in Calc and direct export to LaTex and MediWiki.</text:p>
      <text:p text:style-name="Standard"/>
      <text:p text:style-name="Standard">More information about OpenOffice.org:</text:p>
      <text:p text:style-name="Standard"><text:a xlink:type="simple" xlink:href="http://www.openoffice.org/">http://www.openoffice.org/</text:a></text:p>
      <text:p text:style-name="Standard"/>
      <text:p text:style-name="Standard"><text:soft-page-break/>Changes in the recent version:</text:p>
      <text:p text:style-name="Standard"><text:a xlink:type="simple" xlink:href="http://www.openoffice.org/dev_docs/features/3.0/">http://www.openoffice.org/dev_docs/features/3.0/</text:a></text:p>
      <text:p text:style-name="Standard"/>
      <text:p text:style-name="Standard">You can download OxygenOffice Professional 3.0 from here:</text:p>
      <text:p text:style-name="Standard"><text:a xlink:type="simple" xlink:href="https://sourceforge.net/project/showfiles.php?group_id=170021">https://sourceforge.net/project/showfiles.php?group_id=170021</text:a></text:p>
      <text:p text:style-name="Standard"/>
      <text:p text:style-name="Standard">64 bit Linux version will be available soon!</text:p>
      <text:p text:style-name="Standard"/>
      <text:p text:style-name="Standard">Available language versions:</text:p>
      <text:p text:style-name="Standard">Hungarian (HU), English (en-US), German (DE), Italian (IT), French (FR), Turkish (TR), Georgian (KA), Finnish (FI), Spanish (ES), Portugal (Brazilian) (pt-BR), Dutch (NL) and Polish (PL), Swedish (SV), Japanese (JP), Chinese (zh-CN), Czech (cs), Slovenian (SL)</text:p>
      <text:p text:style-name="Standard"/>
      <text:p text:style-name="Standard">Supported platforms:</text:p>
      <text:p text:style-name="Standard">Linux 32 bit (RPM and DEB), Linux 64 bit (DEB and RPM) and Windows 32 bit</text:p>
      <text:p text:style-name="Standard"/>
      <text:p text:style-name="Standard"/>
      <text:p text:style-name="Standard">The modified source code can be downloaded here via SVN:</text:p>
      <text:p text:style-name="Standard"><text:a xlink:type="simple" xlink:href="https://sourceforge.net/svn/?group_id=170021">https://sourceforge.net/svn/?group_id=170021</text:a></text:p>
      <text:p text:style-name="Standard"/>
      <text:p text:style-name="Standard">OxygenOffice Professiona is based on go-oo.org (Novell) building system:</text:p>
      <text:p text:style-name="Standard"><text:a xlink:type="simple" xlink:href="http://svn.gnome.org/viewvc/ooo-build/">http://svn.gnome.org/viewvc/ooo-build/</text:a></text:p>
      <text:p text:style-name="Standard"/>
      <text:p text:style-name="Standard">We are looking for supporters! Please contribute to our project in these areas: templates, cliparts, fonts, music, effects, documentation, wiki pages, bugfixing, developing, file mirroring, etc. Also you can donate our project with money:</text:p>
      <text:p text:style-name="Standard"><text:a xlink:type="simple" xlink:href="http://sourceforge.net/project/project_donations.php?group_id=170021">http://sourceforge.net/project/project_donations.php?group_id=17002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MI</meta:initial-creator>
    <meta:creation-date>2009-01-11T13:46:37</meta:creation-date>
    <dc:date>2009-01-11T14:01:03</dc:date>
    <dc:creator>KAMI</dc:creator>
    <meta:editing-duration>PT00H14M26S</meta:editing-duration>
    <meta:editing-cycles>5</meta:editing-cycles>
    <meta:generator>OpenOffice.org/3.0$Linux OpenOffice.org_project/300m9$Build-9358</meta:generator>
    <meta:document-statistic meta:table-count="0" meta:image-count="0" meta:object-count="0" meta:page-count="2" meta:paragraph-count="35" meta:word-count="516" meta:character-count="3756"/>
  </office:meta>
</office:document-meta>
</file>